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paragraph-properties fo:keep-with-next="always"/>
      <style:text-properties fo:language="en" fo:country="US"/>
    </style:style>
    <style:style style:name="P42" style:family="paragraph" style:parent-style-name="Standard" style:list-style-name="L8"/>
    <style:style style:name="P43" style:family="paragraph" style:parent-style-name="Standard" style:list-style-name="L8">
      <style:text-properties fo:language="en" fo:country="US"/>
    </style:style>
    <style:style style:name="P44"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5" style:family="paragraph" style:parent-style-name="Text_20_body">
      <style:text-properties fo:language="en" fo:country="US"/>
    </style:style>
    <style:style style:name="P46"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officeooo:rsid="0010a483"/>
    </style:style>
    <style:style style:name="T17" style:family="text">
      <style:text-properties officeooo:rsid="0038f506"/>
    </style:style>
    <style:style style:name="T18" style:family="text">
      <style:text-properties officeooo:rsid="00112fcc"/>
    </style:style>
    <style:style style:name="T19" style:family="text">
      <style:text-properties officeooo:rsid="001570ad"/>
    </style:style>
    <style:style style:name="T20" style:family="text">
      <style:text-properties officeooo:rsid="0011aa1f"/>
    </style:style>
    <style:style style:name="T21" style:family="text">
      <style:text-properties officeooo:rsid="0012cbfe"/>
    </style:style>
    <style:style style:name="T22"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1</text:p>
          <text:p text:style-name="P8">9 VEGA history<text:tab/>21</text:p>
          <text:p text:style-name="P8">10 Final words<text:tab/>23</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Grafik1" text:anchor-type="paragraph" svg:width="17cm" svg:height="12.543cm" draw:z-index="4"><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6"><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5"><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text:soft-page-break/>Other spaceship types apart from fighters</text:p>
                </text:list-item>
                <text:list-item>
                  <text:p text:style-name="P33">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text:soft-page-break/>Web server: Configure and activate the VEGA web server. You can find more about this in the corresponding chapter.</text:p>
        </text:list-item>
        <text:list-item>
          <text:p text:style-name="P34">Settings</text:p>
          <text:list>
            <text:list-item>
              <text:p text:style-name="P34">Language/Sprache: VEGA is available in German and English.</text:p>
            </text:list-item>
            <text:list-item>
              <text:p text:style-name="P34">VEGA server <text:span text:style-name="T16">settings</text:span>: <text:span text:style-name="T16">Administrate the credentials for various VEGA servers, and administrate your VEGA servers</text:span>.</text:p>
            </text:list-item>
            <text:list-item>
              <text:p text:style-name="P36">VEGA Display server: Here you activate VEGA as VEGA Display server in order to be able to transfer your screen to VEGA Display computers.</text:p>
            </text:list-item>
          </text:list>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38">Under "Years" you set the year in which the last evaluation takes place. If you choose "Infinite", play until there is only one player left.</text:p>
        </text:list-item>
        <text:list-item>
          <text:p text:style-name="P38">"E-mail mode": Use this to switch a local game to e-mail mode.</text:p>
        </text:list-item>
        <text:list-item>
          <text:p text:style-name="P38">"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39">Use the 1 to 6 keys to select the player who is to enter his moves next. If you press the tab key, VEGA will select a random player.</text:p>
        </text:list-item>
        <text:list-item>
          <text:p text:style-name="P39">Replay: The last annual evaluation is shown again.</text:p>
        </text:list-item>
        <text:list-item>
          <text:p text:style-name="P3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9">E-mail actions: If you are the game host of an e-mail game, you can send the game to the other players and later import their moves.</text:p>
        </text:list-item>
        <text:list-item>
          <text:p text:style-name="P39">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0">Finish: This completes your move input. After that, there is no turning back, and the spaceships fly irrevocably towards their destination.</text:p>
        </text:list-item>
        <text:list-item>
          <text:p text:style-name="P40">Undo: You can undo all moves of a year step by step and get back to the main menu.</text:p>
        </text:list-item>
        <text:list-item>
          <text:p text:style-name="P40">Fighters / Allied Fighters / Spy / Patrol / Transport / Mine / Minesweeper: This launches spaceships of the selected type.</text:p>
        </text:list-item>
        <text:list-item>
          <text:p text:style-name="P4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0">More...: Some menu items have been moved to another menu for reasons of space:</text:p>
          <text:list>
            <text:list-item>
              <text:p text:style-name="P4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0">Hide/show spaceships: In order to reduce the density of the information displayed on the playing field, you can hide and show the spaceships of individual or all players during your move input.</text:p>
            </text:list-item>
            <text:list-item>
              <text:p text:style-name="P40">Statistics: Here, like in the main menu, you can see the development of points, fighters and planets over the last few years.</text:p>
            </text:list-item>
            <text:list-item>
              <text:p text:style-name="P4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0"><text:span text:style-name="T17">Fight</text:span> simulation: Here you can try out VEGA's combat algorithm. You can enter the number of <text:span text:style-name="T17">battle</text:span>ships with and without combat bonus. The input format is [<text:span text:style-name="T17">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1">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10">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P10"><text:soft-page-break/>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text:style-name="L8">
        <text:list-item>
          <text:p text:style-name="P42">Open Windows Explorer and look for the "javaw.exe" file. You can find this in the "bin" subfolder in the installation directory of your Java JDK/JRE.</text:p>
        </text:list-item>
        <text:list-item>
          <text:p text:style-name="P42">Right-click on the "javaw.exe" file and select "Properties".</text:p>
        </text:list-item>
        <text:list-item>
          <text:p text:style-name="P42">In the "Compatibility" tab, change the settings for high DPI settings as follows:</text:p>
          <text:p text:style-name="P43"><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text:soft-page-break/>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4"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18">"</text:span>Settings &gt; VEGA <text:span text:style-name="T18">s</text:span>erver <text:span text:style-name="T18">s</text:span>ettings<text:span text:style-name="T18">"</text:span> in the menu. When you start it for the first time, you have to assign a password for <text:span text:style-name="T18">credentials</text:span>. First import the admin <text:span text:style-name="T18">credentials</text:span> under <text:span text:style-name="T18">"Credentials</text:span> &gt; + &gt; Active user from a file<text:span text:style-name="T18">"</text:span>. These were written to the <text:span text:style-name="T18">file </text:span>"_ADMIN_[ServerUrl]_[ServerPort]" in<text:span text:style-name="T18">side</text:span> the "ServerData" directory when setting up the VEGA server.</text:p>
      <text:p text:style-name="P10">In the "Server <text:span text:style-name="T18">administration</text:span>" tab you will find information about the server. There you can also <text:span text:style-name="T19">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text:soft-page-break/>In addition, you agree on an activation password with the user.</text:p>
      <text:p text:style-name="P10">As an admin, navigate to the menu list in the Vega.jar program to "Settings &gt; VEGA <text:span text:style-name="T20">s</text:span>erver <text:span text:style-name="T20">s</text:span>ettings &gt; Server <text:span text:style-name="T20">administration</text:span>". There you click the "Create new user" button and enter the new user's data. Then select "<text:span text:style-name="T20">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1">dialog </text:span>you can change the name and email of users, but not their user ID.</text:p>
      <text:p text:style-name="P10">If a user <text:span text:style-name="T21">his server</text:span> credentials, select the <text:span text:style-name="T21">"</text:span>Renew credentials<text:span text:style-name="T21">"</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1">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text:soft-page-break/>Initiating and playing server-based games<text:bookmark-end text:name="__RefHeading___Toc2344_3420781316"/></text:h>
      <text:p text:style-name="P10">As a user, you set up your access to the server in the menu list under "Settings &gt; VEGA <text:span text:style-name="T22">s</text:span>erver <text:span text:style-name="T22">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2">host</text:span>. He is always the first player in the player list. Only the game <text:span text:style-name="T22">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22">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5">And this is what VEGA looked like in its childhood days:</text:p>
      <text:p text:style-name="P46"><draw:frame draw:style-name="fr2" draw:name="Grafik3" text:anchor-type="paragraph" svg:width="14.034cm" svg:height="8.931cm" draw:z-index="3"><draw:image xlink:href="Pictures/10000001000005180000033EEC82CB77.png" xlink:type="simple" xlink:show="embed" xlink:actuate="onLoad" draw:mime-type="image/png"/></draw:frame><text:soft-page-break/>VEGA on an Atari ST, developed 1989 with GFA-BASIC. Did you notice that it's the same game as in the screenshots above? You can find it in today's VEGA as "Demo Game 1"</text:p>
      <text:p text:style-name="P46"><draw:frame draw:style-name="fr2" draw:name="Grafik5" text:anchor-type="paragraph" svg:width="14.231cm" svg:height="10.652cm" draw:z-index="1"><draw:image xlink:href="Pictures/1000000100000500000003BE2CE27E25.png" xlink:type="simple" xlink:show="embed" xlink:actuate="onLoad" draw:mime-type="image/png"/></draw:frame>The same "Demo-Spiel 1" on VEGA under Windows 3.1 (1992), developed with GFA-BASIC for Windows.</text:p>
      <text:h text:style-name="P14" text:outline-level="1"><text:bookmark-start text:name="__RefHeading___Toc2348_3420781316"/><text:soft-page-break/>Final words<text:bookmark-end text:name="__RefHeading___Toc2348_3420781316"/></text:h>
      <text:p text:style-name="P45">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5">Have fun playing!</text:p>
      <text:p text:style-name="P45">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text:page-number><text:s/>of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11T20:54:27.590356554</dc:date>
    <meta:editing-duration>P18DT4H2M17S</meta:editing-duration>
    <meta:editing-cycles>1662</meta:editing-cycles>
    <meta:generator>LibreOffice/24.8.0.3$MacOSX_AARCH64 LibreOffice_project/0bdf1299c94fe897b119f97f3c613e9dca6be583</meta:generator>
    <meta:print-date>2024-09-11T20:52:26.618326245</meta:print-date>
    <meta:printed-by>PDF-Dateien</meta:printed-by>
    <meta:document-statistic meta:table-count="3" meta:image-count="14" meta:object-count="0" meta:page-count="23" meta:paragraph-count="403" meta:word-count="7902" meta:character-count="45891" meta:non-whitespace-character-count="37496"/>
  </office:meta>
</office:document-meta>
</file>